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officeooo:rsid="00153eb9" officeooo:paragraph-rsid="00153eb9"/>
    </style:style>
    <style:style style:name="P2" style:family="paragraph" style:parent-style-name="Standard">
      <style:text-properties style:use-window-font-color="true" style:font-name="Liberation Serif" officeooo:rsid="0017eff7" officeooo:paragraph-rsid="0017eff7"/>
    </style:style>
    <style:style style:name="P3" style:family="paragraph" style:parent-style-name="Standard">
      <style:text-properties style:use-window-font-color="true" style:font-name="Liberation Serif" officeooo:rsid="001bad4b" officeooo:paragraph-rsid="001bad4b"/>
    </style:style>
    <style:style style:name="P4" style:family="paragraph" style:parent-style-name="Standard">
      <style:text-properties style:use-window-font-color="true" style:font-name="Liberation Serif" officeooo:rsid="0018dfd1" officeooo:paragraph-rsid="0018dfd1"/>
    </style:style>
    <style:style style:name="P5" style:family="paragraph" style:parent-style-name="Standard">
      <style:text-properties style:use-window-font-color="true" style:font-name="Liberation Serif" officeooo:rsid="001e24f2" officeooo:paragraph-rsid="001e24f2"/>
    </style:style>
    <style:style style:name="P6" style:family="paragraph" style:parent-style-name="Standard">
      <style:text-properties style:font-name="Liberation Serif" officeooo:rsid="001435ed" officeooo:paragraph-rsid="001435ed"/>
    </style:style>
    <style:style style:name="P7" style:family="paragraph" style:parent-style-name="Standard">
      <style:text-properties style:font-name="Liberation Serif" officeooo:rsid="00146c90" officeooo:paragraph-rsid="00146c90"/>
    </style:style>
    <style:style style:name="P8" style:family="paragraph" style:parent-style-name="Standard">
      <style:text-properties style:font-name="Liberation Serif" officeooo:rsid="00153eb9" officeooo:paragraph-rsid="00153eb9"/>
    </style:style>
    <style:style style:name="P9" style:family="paragraph" style:parent-style-name="Standard">
      <style:text-properties style:font-name="Liberation Serif" officeooo:paragraph-rsid="00153eb9"/>
    </style:style>
    <style:style style:name="P10" style:family="paragraph" style:parent-style-name="Text_20_body">
      <style:text-properties style:font-name="Liberation Serif" officeooo:paragraph-rsid="0018dfd1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6e41" officeooo:paragraph-rsid="001b6e41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ad4b" officeooo:paragraph-rsid="001bad4b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beb7f" officeooo:paragraph-rsid="001beb7f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ee23e" officeooo:paragraph-rsid="001ee23e"/>
    </style:style>
    <style:style style:name="P17" style:family="paragraph" style:parent-style-name="Preformatted_20_Text">
      <style:text-properties style:use-window-font-color="true" style:font-name="Liberation Serif" officeooo:rsid="001e24f2" officeooo:paragraph-rsid="001e24f2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ee23e" officeooo:paragraph-rsid="001ee23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1f705b" officeooo:paragraph-rsid="001f705b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style:font-name="Liberation Serif" officeooo:rsid="00201c41" officeooo:paragraph-rsid="00201c41"/>
    </style:style>
    <style:style style:name="T1" style:family="text">
      <style:text-properties officeooo:rsid="00153eb9"/>
    </style:style>
    <style:style style:name="T2" style:family="text">
      <style:text-properties fo:color="#000080"/>
    </style:style>
    <style:style style:name="T3" style:family="text">
      <style:text-properties fo:color="#000080" officeooo:rsid="00153eb9"/>
    </style:style>
    <style:style style:name="T4" style:family="text">
      <style:text-properties fo:color="#c0c0c0"/>
    </style:style>
    <style:style style:name="T5" style:family="text">
      <style:text-properties fo:color="#c0c0c0" officeooo:rsid="00153eb9"/>
    </style:style>
    <style:style style:name="T6" style:family="text">
      <style:text-properties fo:color="#008000"/>
    </style:style>
    <style:style style:name="T7" style:family="text">
      <style:text-properties fo:color="#008000" officeooo:rsid="00153eb9"/>
    </style:style>
    <style:style style:name="T8" style:family="text">
      <style:text-properties officeooo:rsid="0015e63d"/>
    </style:style>
    <style:style style:name="T9" style:family="text">
      <style:text-properties officeooo:rsid="0016962b"/>
    </style:style>
    <style:style style:name="T10" style:family="text">
      <style:text-properties officeooo:rsid="00181c18"/>
    </style:style>
    <style:style style:name="T11" style:family="text">
      <style:text-properties style:use-window-font-color="true" officeooo:rsid="0018dfd1"/>
    </style:style>
    <style:style style:name="T12" style:family="text">
      <style:text-properties officeooo:rsid="001beb7f"/>
    </style:style>
    <style:style style:name="T13" style:family="text">
      <style:text-properties officeooo:rsid="001bedd3"/>
    </style:style>
    <style:style style:name="T14" style:family="text">
      <style:text-properties fo:color="#800080"/>
    </style:style>
    <style:style style:name="T15" style:family="text">
      <style:text-properties officeooo:rsid="001f7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iGuider application notes</text:p>
      <text:p text:style-name="P6"/>
      <text:p text:style-name="P7">Qt: New Project/Application/Qt Widgets Application/PiGuider</text:p>
      <text:p text:style-name="P8">Renamed source files mainwindow.h,c to piguider.h,c</text:p>
      <text:p text:style-name="P8">Renamed class MainWindow→PiGuider</text:p>
      <text:p text:style-name="P9"><text:span text:style-name="T1">In piguider.cpp </text:span><text:span text:style-name="T2">#include</text:span><text:span text:style-name="T4"> </text:span><text:span text:style-name="T6">"ui_</text:span><text:span text:style-name="T7">mainwindow</text:span><text:span text:style-name="T6">.h" →</text:span><text:span text:style-name="T7"> </text:span><text:span text:style-name="T3">#include</text:span><text:span text:style-name="T5"> </text:span><text:span text:style-name="T7">"ui_piguider.h"</text:span></text:p>
      <text:p text:style-name="P1"><text:span text:style-name="T1">A</text:span>dded resource icons.rc</text:p>
      <text:p text:style-name="P1"/>
      <text:p text:style-name="P1">In <text:span text:style-name="T9">piguider.ui, in main </text:span>window<text:span text:style-name="T9">(object inspector)</text:span> removed <text:span text:style-name="T8">menuBar, mainToolBar and </text:span>status<text:span text:style-name="T8">B</text:span>ar,</text:p>
      <text:p text:style-name="P2">Changed the bacground colour – Palette/Change Palette/Quick/#<text:span text:style-name="T10">501010</text:span></text:p>
      <text:p text:style-name="P3">Main window-800x480</text:p>
      <text:p text:style-name="P4">Added exitButton, changed stylesheet:</text:p>
      <text:p text:style-name="P10"><text:span text:style-name="T11">#exitButton<text:line-break/></text:span>{</text:p>
      <text:p text:style-name="P11">background-color: transparent;</text:p>
      <text:p text:style-name="P11">background: none;</text:p>
      <text:p text:style-name="P11">background-repeat: none;</text:p>
      <text:p text:style-name="P11">border-image:url(:/media/icons/tools-512x512/shutdown.png);</text:p>
      <text:p text:style-name="P11">}</text:p>
      <text:p text:style-name="P11">#exitButton:pressed</text:p>
      <text:p text:style-name="P11">{</text:p>
      <text:p text:style-name="P11">border-image: url(:/media/icons/tools-512x512/shutdown_pressed.png);</text:p>
      <text:p text:style-name="P11">}</text:p>
      <text:p text:style-name="P12">Added clicked signal to exitButtonSlot.</text:p>
      <text:p text:style-name="P13">Added a horizontal and a vertical line to <text:span text:style-name="T12">make the bottom and right edges visible.</text:span></text:p>
      <text:p text:style-name="P14">Added a <text:span text:style-name="T13">label (mainImageLabel) for displaying the main image – (1,1),478,478, no text</text:span></text:p>
      <text:p text:style-name="P4"/>
      <text:p text:style-name="P5">Added OpenCV library setup to project file:</text:p>
      <text:p text:style-name="P17"><text:span text:style-name="T14">INCLUDEPATH</text:span><text:span text:style-name="T4"> </text:span>+=<text:span text:style-name="T4"> </text:span>/usr/local/lib</text:p>
      <text:p text:style-name="P15"><text:span text:style-name="T14">LIBS</text:span><text:span text:style-name="T4"> </text:span>+=`pkg-config<text:span text:style-name="T4"> </text:span>opencv<text:span text:style-name="T4"> –</text:span>libs`</text:p>
      <text:p text:style-name="P15"/>
      <text:p text:style-name="P16">Added several buttons to <text:span text:style-name="T15">media/icons/tools-512x512 for </text:span>guider.ui interface</text:p>
      <text:p text:style-name="P16">Resources/icons.qrc – open in editor</text:p>
      <text:p text:style-name="P16">Add/Add files, select wanted files and <text:span text:style-name="T15">hit “open”</text:span>.</text:p>
      <text:p text:style-name="P19">Close icons.qrc, hit “Save all”</text:p>
      <text:p text:style-name="P20">You can now use the resources in UI editor.</text:p>
      <text:p text:style-name="P5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01:30:56.603084280</meta:creation-date>
    <dc:date>2018-05-31T10:51:42.891475456</dc:date>
    <meta:editing-duration>PT1H21M32S</meta:editing-duration>
    <meta:editing-cycles>17</meta:editing-cycles>
    <meta:generator>LibreOffice/6.0.3.2$Linux_X86_64 LibreOffice_project/00m0$Build-2</meta:generator>
    <meta:document-statistic meta:table-count="0" meta:image-count="0" meta:object-count="0" meta:page-count="1" meta:paragraph-count="31" meta:word-count="145" meta:character-count="1253" meta:non-whitespace-character-count="1136"/>
  </office:meta>
</office:document-meta>
</file>